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Bold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  <style:font-face style:name="Segoe UI Black1" svg:font-family="'Segoe UI Black'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26in" style:rel-column-width="15923*"/>
    </style:style>
    <style:style style:name="Table11.B" style:family="table-column">
      <style:table-column-properties style:column-width="5.2424in" style:rel-column-width="49612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325fd4" style:font-size-asian="7pt" style:font-size-complex="8pt"/>
    </style:style>
    <style:style style:name="P10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" fo:font-size="8pt" officeooo:rsid="0027b062" officeooo:paragraph-rsid="006a5981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9pt" officeooo:rsid="0027b062" officeooo:paragraph-rsid="0027b062" style:font-size-asian="9pt" style:font-size-complex="9pt"/>
    </style:style>
    <style:style style:name="P13" style:family="paragraph" style:parent-style-name="Standard">
      <style:text-properties officeooo:paragraph-rsid="000ef2a2"/>
    </style:style>
    <style:style style:name="P14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15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17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18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19" style:family="paragraph" style:parent-style-name="Standard">
      <style:paragraph-properties fo:text-align="start" style:justify-single-word="false"/>
      <style:text-properties officeooo:paragraph-rsid="001bf7fe"/>
    </style:style>
    <style:style style:name="P20" style:family="paragraph" style:parent-style-name="Standard">
      <style:text-properties officeooo:paragraph-rsid="00684705"/>
    </style:style>
    <style:style style:name="P21" style:family="paragraph" style:parent-style-name="Standard">
      <style:paragraph-properties fo:break-before="page"/>
      <style:text-properties officeooo:rsid="001bf7af" officeooo:paragraph-rsid="001bf7af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9pt" officeooo:rsid="001bf7fe" officeooo:paragraph-rsid="001bf7fe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Calibri" fo:font-size="9pt" officeooo:paragraph-rsid="002d68f2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Calibri" fo:font-size="9pt" officeooo:paragraph-rsid="0041a5f4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Calibri" fo:font-size="9pt" officeooo:paragraph-rsid="001bf7fe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9pt" officeooo:rsid="000f1584" officeooo:paragraph-rsid="00106f4c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9pt" officeooo:rsid="000f1584" officeooo:paragraph-rsid="002276d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9pt" officeooo:rsid="0010e96f" officeooo:paragraph-rsid="0010e96f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9pt" officeooo:rsid="001dc81d" officeooo:paragraph-rsid="001dc81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9pt" officeooo:rsid="001dc81d" officeooo:paragraph-rsid="002276d1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9pt" officeooo:rsid="001f4e2e" officeooo:paragraph-rsid="001f4e2e" style:font-size-asian="9pt" style:font-size-complex="9pt"/>
    </style:style>
    <style:style style:name="P33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" fo:font-size="9pt" officeooo:rsid="001f4e2e" officeooo:paragraph-rsid="002276d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9pt" officeooo:rsid="001f4e2e" officeooo:paragraph-rsid="00208de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9pt" officeooo:rsid="001e6e3c" officeooo:paragraph-rsid="001f4e2e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9pt" officeooo:rsid="0028928b" officeooo:paragraph-rsid="0028928b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9pt" officeooo:rsid="00208de1" officeooo:paragraph-rsid="00208de1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0f1584" officeooo:paragraph-rsid="00106f4c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officeooo:rsid="0010e96f" officeooo:paragraph-rsid="0010e96f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officeooo:rsid="000f1584" officeooo:paragraph-rsid="00106f4c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Calibri" fo:font-size="9pt" fo:font-weight="bold" officeooo:rsid="001bf7fe" officeooo:paragraph-rsid="001bf7fe" style:font-size-asian="9pt" style:font-weight-asian="bold" style:font-size-complex="9pt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text-align="start"/>
      <style:text-properties style:font-name="Segoe UI Black" fo:font-size="14pt" fo:font-style="normal" fo:font-weight="900"/>
    </style:style>
    <style:style style:name="P44" style:family="paragraph">
      <style:paragraph-properties fo:text-align="start"/>
      <style:text-properties style:font-name="Calibri2"/>
    </style:style>
    <style:style style:name="P45" style:family="paragraph">
      <style:paragraph-properties fo:text-align="start"/>
      <style:text-properties style:font-name="Segoe UI Black1" fo:font-size="14pt" fo:font-style="normal" fo:font-weight="900"/>
    </style:style>
    <style:style style:name="P46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47" style:family="paragraph">
      <style:paragraph-properties fo:text-align="start"/>
      <style:text-properties style:font-name="Calibri2" fo:font-size="9pt"/>
    </style:style>
    <style:style style:name="P48" style:family="paragraph">
      <style:paragraph-properties fo:text-align="start"/>
      <style:text-properties style:text-line-through-style="none" style:text-line-through-type="none" style:font-name="Calibri2" fo:font-style="normal" style:text-underline-style="none"/>
    </style:style>
    <style:style style:name="P4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0" style:family="paragraph">
      <style:paragraph-properties fo:text-align="start"/>
      <style:text-properties style:font-name="Calibri2" fo:font-size="11pt" fo:font-weight="bold"/>
    </style:style>
    <style:style style:name="P51" style:family="paragraph">
      <style:paragraph-properties fo:text-align="center"/>
      <style:text-properties style:text-line-through-style="none" style:text-line-through-type="none" style:font-name="Calibri2" fo:font-style="normal" style:text-underline-style="none"/>
    </style:style>
    <style:style style:name="P52" style:family="paragraph">
      <style:paragraph-properties fo:text-align="start"/>
      <style:text-properties style:font-name="Calibri1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"/>
    </style:style>
    <style:style style:name="T4" style:family="text">
      <style:text-properties style:font-name="Segoe UI" style:font-size-asian="8pt"/>
    </style:style>
    <style:style style:name="T5" style:family="text">
      <style:text-properties officeooo:rsid="006aac4a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 style:data-style-name="C10107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vertical-align="top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top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Non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listbox form:name="rwqcbtextbox" form:control-implementation="ooo:com.sun.star.form.component.ListBox" xml:id="control48" form:id="control48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North Coast - Region 1" form:value="North Coast - Region 1"/>
            <form:option form:label="San Francisco - Region 2" form:value="San Francisco - Region 2"/>
            <form:option form:label="Central Coast - Region 3" form:value="Central Coast - Region 3"/>
            <form:option form:label="Los Angeles - Region 4" form:value="Los Angeles - Region 4"/>
            <form:option form:label="Central Valley - Region 5 Sacramento" form:value="Central Valley - Region 5 Sacramento"/>
            <form:option form:label="Central Valley - Region 5 Fresno" form:value="Central Valley - Region 5 Fresno"/>
            <form:option form:label="Central Valley - Region 5 Redding" form:value="Central Valley - Region 5 Redding"/>
            <form:option form:label="Lahontan - Region 6 South Lake Tahoe" form:value="Lahontan - Region 6 South Lake Tahoe"/>
            <form:option form:label="Lahontan - Region 6 Vacaville" form:value="Lahontan - Region 6 Vacaville"/>
            <form:option form:label="Colorado River - Region 7" form:value="Colorado River - Region 7"/>
            <form:option form:label="Santa Ana - Region 8" form:value="Santa Ana - Region 8"/>
            <form:option form:label="San Diego - Region 9" form:value="San Diego - Region 9"/>
          </form:listbox>
          <form:listbox form:name="List Box 1" form:control-implementation="ooo:com.sun.star.form.component.ListBox" xml:id="control49" form:id="control49" form:dropdown="true" form:size="1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Non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50" form:id="control50" form:label="PLACS (Permits, Licenses, Agreements, Certifications) Specifying Temporary BMP Requirements"/>
          <form:listbox form:name="List Box 2" form:control-implementation="ooo:com.sun.star.form.component.ListBox" xml:id="control51" form:id="control51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4" form:id="control54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3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8" form:id="control58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1" form:id="control6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2" form:id="control62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6" form:id="control66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8" form:id="control68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/>
            <form:option form:label="No"/>
          </form:listbox>
          <form:fixed-text form:name="oversightlabel" form:control-implementation="ooo:com.sun.star.form.component.FixedText" xml:id="control69" form:id="control69" form:label="Oversight Project?"/>
          <form:text form:name="rwqcbtextbox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1" form:id="control71" form:label="Lead Agency"/>
          <form:fixed-text form:name="reviewparticipantslabel" form:control-implementation="ooo:com.sun.star.form.component.FixedText" xml:id="control72" form:id="control72" form:label="Review Participants"/>
          <form:text form:name="training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6" form:id="control8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7" form:id="control87" form:label="STATE OF CALIFORNIA DEPARTMENT OF TRANSPORTATION"/>
          <form:fixed-text form:name="Label Field 2" form:control-implementation="ooo:com.sun.star.form.component.FixedText" xml:id="control88" form:id="control88" form:label="PROJECT CONSTRUCTION STORMWATER REVIEW REPORT"/>
          <form:fixed-text form:name="Label Field 1" form:control-implementation="ooo:com.sun.star.form.component.FixedText" xml:id="control89" form:id="control89" form:label="ENV-WQP-0003 (Revised 10/2015)"/>
          <form:fixed-text form:name="headerpart1" form:control-implementation="ooo:com.sun.star.form.component.FixedText" xml:id="control90" form:id="control90" form:label="STATE OF CALIFORNIA DEPARTMENT OF TRANSPORTATION"/>
          <form:fixed-text form:name="Label Field 2" form:control-implementation="ooo:com.sun.star.form.component.FixedText" xml:id="control91" form:id="control91" form:label="PROJECT CONSTRUCTION STORMWATER REVIEW REPORT"/>
          <form:fixed-text form:name="Label Field 1" form:control-implementation="ooo:com.sun.star.form.component.FixedText" xml:id="control92" form:id="control92" form:label="ENV-WQP-0003 (Revised 10/2015)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control text:anchor-type="paragraph" draw:z-index="1" draw:name="Control 2" draw:style-name="gr3" draw:text-style-name="P47" svg:width="1.1803in" svg:height="0.2953in" svg:x="0.011in" svg:y="0.0299in" draw:control="control1"/><draw:control text:anchor-type="paragraph" draw:z-index="2" draw:name="Control 1" draw:style-name="gr4" draw:text-style-name="P49" svg:width="2.0677in" svg:height="0.8071in" svg:x="0.011in" svg:y="0.2862in" draw:control="control2"/><draw:control text:anchor-type="paragraph" draw:z-index="4" draw:name="Control 6" draw:style-name="gr4" draw:text-style-name="P49" svg:width="2.0677in" svg:height="0.2953in" svg:x="2.2752in" svg:y="0.798in" draw:control="control4"/><draw:control text:anchor-type="paragraph" draw:z-index="9" draw:name="Control 4" draw:style-name="gr4" draw:text-style-name="P49" svg:width="3.4307in" svg:height="0.2953in" svg:x="2.2752in" svg:y="0.2862in" draw:control="control8"/><draw:control text:anchor-type="paragraph" draw:z-index="10" draw:name="Control 10" draw:style-name="gr4" draw:text-style-name="P49" svg:width="0.985in" svg:height="0.2953in" svg:x="5.9028in" svg:y="0.2862in" draw:control="control9"/><draw:control text:anchor-type="paragraph" draw:z-index="11" draw:name="Control 11" draw:style-name="gr3" draw:text-style-name="P47" svg:width="1.1815in" svg:height="0.2953in" svg:x="4.5244in" svg:y="0.5547in" draw:control="control42"/><draw:control text:anchor-type="paragraph" draw:z-index="12" draw:name="Control 12" draw:style-name="gr4" draw:text-style-name="P49" svg:width="2.363in" svg:height="0.2953in" svg:x="4.5244in" svg:y="0.7984in" draw:control="control10"/><draw:control text:anchor-type="paragraph" draw:z-index="6" draw:name="Control 13" draw:style-name="gr3" draw:text-style-name="P47" svg:width="0.4921in" svg:height="0.2953in" svg:x="5.9028in" svg:y="0.0299in" draw:control="control11"/><draw:control text:anchor-type="paragraph" draw:z-index="13" draw:name="Control 14" draw:style-name="gr3" draw:text-style-name="P52" svg:width="1.6732in" svg:height="0.1969in" svg:x="-0.0035in" svg:y="1.1717in" draw:control="control43"/><draw:control text:anchor-type="paragraph" draw:z-index="14" draw:name="Control 15" draw:style-name="gr3" draw:text-style-name="P52" svg:width="0.9953in" svg:height="0.1969in" svg:x="0.0201in" svg:y="3.7402in" draw:control="control12"/><draw:control text:anchor-type="paragraph" draw:z-index="15" draw:name="Control 5" draw:style-name="gr3" draw:text-style-name="P47" svg:width="1.1815in" svg:height="0.2953in" svg:x="2.2752in" svg:y="0.5453in" draw:control="control13"/><draw:control text:anchor-type="paragraph" draw:z-index="19" draw:name="Control 19" draw:style-name="gr3" draw:text-style-name="P47" svg:width="0.8012in" svg:height="0.2953in" svg:x="3.6681in" svg:y="3.8701in" draw:control="control47"/><draw:control text:anchor-type="paragraph" draw:z-index="17" draw:name="Control 16" draw:style-name="gr4" draw:text-style-name="P51" svg:width="3.3685in" svg:height="0.2496in" svg:x="0.0252in" svg:y="4.1in" draw:control="control15"/><draw:control text:anchor-type="paragraph" draw:z-index="18" draw:name="Control 18" draw:style-name="gr4" draw:text-style-name="P51" svg:width="3.2335in" svg:height="0.2496in" svg:x="3.6681in" svg:y="4.1in" draw:control="control16"/><draw:control text:anchor-type="paragraph" draw:z-index="20" draw:name="Control 21" draw:style-name="gr3" draw:text-style-name="P47" svg:width="1.3134in" svg:height="0.2953in" svg:x="0.0201in" svg:y="4.3598in" draw:control="control46"/><draw:control text:anchor-type="paragraph" draw:z-index="21" draw:name="Control 20" draw:style-name="gr4" draw:text-style-name="P51" svg:width="3.3685in" svg:height="0.2496in" svg:x="0.0252in" svg:y="4.6091in" draw:control="control17"/><draw:control text:anchor-type="paragraph" draw:z-index="22" draw:name="Control 22" draw:style-name="gr4" draw:text-style-name="P51" svg:width="3.235in" svg:height="0.2496in" svg:x="3.6665in" svg:y="4.6091in" draw:control="control18"/><draw:control text:anchor-type="paragraph" draw:z-index="23" draw:name="Control 24" draw:style-name="gr3" draw:text-style-name="P47" svg:width="1.1094in" svg:height="0.3004in" svg:x="3.6665in" svg:y="4.3598in" draw:control="control19"/><draw:control text:anchor-type="paragraph" draw:z-index="25" draw:name="Control 25" draw:style-name="gr3" draw:text-style-name="P47" svg:width="1.3134in" svg:height="0.2953in" svg:x="0.0201in" svg:y="4.8701in" draw:control="control72"/><draw:control text:anchor-type="paragraph" draw:z-index="3" draw:name="Control 3" draw:style-name="gr3" draw:text-style-name="P47" svg:width="1.7717in" svg:height="0.2953in" svg:x="2.2752in" svg:y="0.0299in" draw:control="control3"/><draw:control text:anchor-type="paragraph" draw:z-index="16" draw:name="Control 17" draw:style-name="gr3" draw:text-style-name="P47" svg:width="0.7969in" svg:height="0.2953in" svg:x="0.0252in" svg:y="3.8701in" draw:control="control14"/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27">STORM WATER CONTRACT ADMINISTRATION</text:p></table:table-cell><table:covered-table-cell/></table:table-row><table:table-row table:style-name="swcatable.1"><table:table-cell table:style-name="swcatable.A8" office:value-type="string"><text:p text:style-name="P38">CATEGORY</text:p></table:table-cell><table:table-cell table:style-name="swcatable.B2" office:value-type="string"><text:p text:style-name="P40">No. of Findin<text:span text:style-name="T5">gs</text:span></text:p></table:table-cell></table:table-row><table:table-row table:style-name="swcatable.1"><table:table-cell table:style-name="swcatable.A8" office:value-type="string"><text:p text:style-name="P38"><draw:control text:anchor-type="char" draw:z-index="74" draw:name="Control 73" draw:style-name="gr2" draw:text-style-name="P46" svg:width="0.7512in" svg:height="0.226in" svg:x="2.711in" svg:y="-0.0374in" draw:control="control74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38"><draw:control text:anchor-type="char" draw:z-index="73" draw:name="Control 76" draw:style-name="gr2" draw:text-style-name="P46" svg:width="0.7512in" svg:height="0.226in" svg:x="2.711in" svg:y="-0.0366in" draw:control="control73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38"><draw:control text:anchor-type="char" draw:z-index="75" draw:name="Control 77" draw:style-name="gr2" draw:text-style-name="P46" svg:width="0.7512in" svg:height="0.226in" svg:x="2.711in" svg:y="-0.0362in" draw:control="control75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38">Active Treatment Systems<draw:control text:anchor-type="char" draw:z-index="76" draw:name="Control 78" draw:style-name="gr2" draw:text-style-name="P46" svg:width="0.7512in" svg:height="0.226in" svg:x="2.711in" svg:y="-0.0354in" draw:control="control76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38">Monitoring and Reporting<draw:control text:anchor-type="char" draw:z-index="77" draw:name="Control 79" draw:style-name="gr2" draw:text-style-name="P46" svg:width="0.7512in" svg:height="0.226in" svg:x="2.711in" svg:y="-0.0346in" draw:control="control77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38">Tahoe CGP Specific Requirements<draw:control text:anchor-type="char" draw:z-index="78" draw:name="Control 80" draw:style-name="gr2" draw:text-style-name="P46" svg:width="0.7512in" svg:height="0.226in" svg:x="2.711in" svg:y="-0.0339in" draw:control="control78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2" draw:text-style-name="P46" svg:width="0.7512in" svg:height="0.226in" svg:x="2.711in" svg:y="-0.0335in" draw:control="control79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2" draw:text-style-name="P46" svg:width="0.7512in" svg:height="0.226in" svg:x="6.15in" svg:y="-1.5752in" draw:control="control80"/><draw:control text:anchor-type="char" draw:z-index="81" draw:name="Control 75" draw:style-name="gr2" draw:text-style-name="P46" svg:width="0.7512in" svg:height="0.226in" svg:x="6.15in" svg:y="-1.3492in" draw:control="control81"/><draw:control text:anchor-type="char" draw:z-index="82" draw:name="Control 82" draw:style-name="gr2" draw:text-style-name="P46" svg:width="0.7512in" svg:height="0.226in" svg:x="6.15in" svg:y="-1.1236in" draw:control="control82"/><draw:control text:anchor-type="char" draw:z-index="83" draw:name="Control 83" draw:style-name="gr2" draw:text-style-name="P46" svg:width="0.7512in" svg:height="0.226in" svg:x="6.15in" svg:y="-0.898in" draw:control="control83"/><draw:control text:anchor-type="char" draw:z-index="84" draw:name="Control 84" draw:style-name="gr2" draw:text-style-name="P46" svg:width="0.7512in" svg:height="0.226in" svg:x="6.15in" svg:y="-0.672in" draw:control="control84"/><draw:control text:anchor-type="char" draw:z-index="85" draw:name="Control 85" draw:style-name="gr2" draw:text-style-name="P46" svg:width="0.7512in" svg:height="0.226in" svg:x="6.15in" svg:y="-0.4465in" draw:control="control85"/><draw:control text:anchor-type="char" draw:z-index="86" draw:name="Control 86" draw:style-name="gr2" draw:text-style-name="P46" svg:width="0.7512in" svg:height="0.226in" svg:x="6.15in" svg:y="-0.2209in" draw:control="control86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29">BEST MANAGEMENT PRACTICES (BMP)</text:p></table:table-cell><table:covered-table-cell/></table:table-row><table:table-row table:style-name="TableLine2682562662288"><table:table-cell table:style-name="bmptable.A8" office:value-type="string"><text:p text:style-name="P38">CATEGORY</text:p></table:table-cell><table:table-cell table:style-name="bmptable.B8" office:value-type="string"><text:p text:style-name="P40">No. of Findings</text:p></table:table-cell></table:table-row><table:table-row table:style-name="TableLine2682562667728"><table:table-cell table:style-name="bmptable.A8" office:value-type="string"><text:p text:style-name="P39">Soil Stabilization</text:p></table:table-cell><table:table-cell table:style-name="bmptable.B8" office:value-type="string"><text:p text:style-name="P6"/></table:table-cell></table:table-row><table:table-row table:style-name="TableLine2682562668000"><table:table-cell table:style-name="bmptable.A8" office:value-type="string"><text:p text:style-name="P39">Sediment Control</text:p></table:table-cell><table:table-cell table:style-name="bmptable.B8" office:value-type="string"><text:p text:style-name="P7"/></table:table-cell></table:table-row><table:table-row table:style-name="TableLine2682562665280"><table:table-cell table:style-name="bmptable.A8" office:value-type="string"><text:p text:style-name="P39">Tracking Control</text:p></table:table-cell><table:table-cell table:style-name="bmptable.B8" office:value-type="string"><text:p text:style-name="P7"/></table:table-cell></table:table-row><table:table-row table:style-name="TableLine2682562656576"><table:table-cell table:style-name="bmptable.A8" office:value-type="string"><text:p text:style-name="P39">Wind Erosion Control</text:p></table:table-cell><table:table-cell table:style-name="bmptable.B8" office:value-type="string"><text:p text:style-name="P7"/></table:table-cell></table:table-row><table:table-row table:style-name="TableLine2682562665552"><table:table-cell table:style-name="bmptable.A8" office:value-type="string"><text:p text:style-name="P39">Non-Storm Water</text:p></table:table-cell><table:table-cell table:style-name="bmptable.B8" office:value-type="string"><text:p text:style-name="P7"/></table:table-cell></table:table-row><table:table-row table:style-name="TableLine2682562656032"><table:table-cell table:style-name="bmptable.A8" office:value-type="string"><text:p text:style-name="P3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1" draw:text-style-name="P42" svg:width="3.3657in" svg:height="0.1976in" svg:x="0.022in" svg:y="-0.5008in" draw:control="control5"/><draw:control text:anchor-type="char" draw:z-index="8" draw:name="Control 9" draw:style-name="gr1" draw:text-style-name="P42" svg:width="1.9449in" svg:height="0.1961in" svg:x="0.0102in" svg:y="-0.1063in" draw:control="control7"/><draw:control text:anchor-type="char" draw:z-index="7" draw:name="Control 8" draw:style-name="gr1" draw:text-style-name="P43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4" draw:name="Control 23" draw:style-name="gr4" draw:text-style-name="P48" svg:width="6.8768in" svg:height="0.2598in" svg:x="0.0252in" svg:y="0.1807in" draw:control="control44"/></text:p>
      <text:p text:style-name="P3"/>
      <text:p text:style-name="P2"><draw:control text:anchor-type="paragraph" draw:z-index="28" draw:name="Control 29" draw:style-name="gr3" draw:text-style-name="P47" svg:width="2.3988in" svg:height="0.2953in" svg:x="3.6701in" svg:y="0.0402in" draw:control="control21"/><draw:control text:anchor-type="paragraph" draw:z-index="31" draw:name="Control 26" draw:style-name="gr3" draw:text-style-name="P47" svg:width="1.3134in" svg:height="0.2953in" svg:x="0.0201in" svg:y="0.0402in" draw:control="control24"/></text:p>
      <text:p text:style-name="P1"><draw:control text:anchor-type="paragraph" draw:z-index="26" draw:name="Control 27" draw:style-name="gr4" draw:text-style-name="P51" svg:width="3.3685in" svg:height="0.2496in" svg:x="0.0252in" svg:y="0.0819in" draw:control="control20"/><draw:control text:anchor-type="paragraph" draw:z-index="27" draw:name="Control 28" draw:style-name="gr4" draw:text-style-name="P48" svg:width="3.2307in" svg:height="0.2496in" svg:x="3.6709in" svg:y="0.0819in" draw:control="control45"/></text:p>
      <text:p text:style-name="P13"><draw:control text:anchor-type="paragraph" draw:z-index="29" draw:name="Control 31" draw:style-name="gr3" draw:text-style-name="P50" svg:width="0.9953in" svg:height="0.1969in" svg:x="0.0201in" svg:y="0.25in" draw:control="control22"/><draw:control text:anchor-type="paragraph" draw:z-index="30" draw:name="Control 32" draw:style-name="gr4" draw:text-style-name="P48" svg:width="3.2362in" svg:height="0.2496in" svg:x="3.6717in" svg:y="0.6402in" draw:control="control23"/><draw:control text:anchor-type="paragraph" draw:z-index="32" draw:name="Control 33" draw:style-name="gr3" draw:text-style-name="P44" svg:width="1.3134in" svg:height="0.2953in" svg:x="0.0201in" svg:y="0.3902in" draw:control="control25"/><draw:control text:anchor-type="paragraph" draw:z-index="33" draw:name="Control 34" draw:style-name="gr3" draw:text-style-name="P47" svg:width="1.726in" svg:height="0.2953in" svg:x="3.6717in" svg:y="0.3902in" draw:control="control26"/><draw:control text:anchor-type="paragraph" draw:z-index="34" draw:name="Control 30" draw:style-name="gr4" draw:text-style-name="P51" svg:width="3.3685in" svg:height="0.2496in" svg:x="0.0311in" svg:y="0.6425in" draw:control="control27"/><draw:control text:anchor-type="paragraph" draw:z-index="35" draw:name="Control 35" draw:style-name="gr4" draw:text-style-name="P51" svg:width="3.3685in" svg:height="0.2496in" svg:x="0.0311in" svg:y="1.1728in" draw:control="control28"/><draw:control text:anchor-type="paragraph" draw:z-index="36" draw:name="Control 36" draw:style-name="gr3" draw:text-style-name="P47" svg:width="1.4394in" svg:height="0.2953in" svg:x="0.0201in" svg:y="0.9in" draw:control="control29"/><draw:control text:anchor-type="paragraph" draw:z-index="37" draw:name="Control 37" draw:style-name="gr4" draw:text-style-name="P51" svg:width="3.2315in" svg:height="0.2496in" svg:x="3.6717in" svg:y="1.1728in" draw:control="control30"/><draw:control text:anchor-type="paragraph" draw:z-index="38" draw:name="Control 38" draw:style-name="gr3" draw:text-style-name="P47" svg:width="1.513in" svg:height="0.2953in" svg:x="3.6717in" svg:y="0.9in" draw:control="control31"/><draw:control text:anchor-type="paragraph" draw:z-index="39" draw:name="Control 40" draw:style-name="gr3" draw:text-style-name="P47" svg:width="2.174in" svg:height="0.2953in" svg:x="0.0299in" svg:y="1.4402in" draw:control="control32"/><draw:control text:anchor-type="paragraph" draw:z-index="40" draw:name="Control 39" draw:style-name="gr4" draw:text-style-name="P51" svg:width="2.137in" svg:height="0.2496in" svg:x="0.0366in" svg:y="1.6945in" draw:control="control33"/><draw:control text:anchor-type="paragraph" draw:z-index="41" draw:name="Control 41" draw:style-name="gr4" draw:text-style-name="P51" svg:width="2.137in" svg:height="0.2496in" svg:x="2.4583in" svg:y="1.6945in" draw:control="control34"/><draw:control text:anchor-type="paragraph" draw:z-index="42" draw:name="Control 43" draw:style-name="gr4" draw:text-style-name="P51" svg:width="2.137in" svg:height="0.2496in" svg:x="4.7661in" svg:y="1.6945in" draw:control="control35"/><draw:control text:anchor-type="paragraph" draw:z-index="43" draw:name="Control 42" draw:style-name="gr3" draw:text-style-name="P47" svg:width="1.1579in" svg:height="0.2953in" svg:x="2.4583in" svg:y="1.4402in" draw:control="control36"/><draw:control text:anchor-type="paragraph" draw:z-index="44" draw:name="Control 44" draw:style-name="gr3" draw:text-style-name="P47" svg:width="1.1579in" svg:height="0.2953in" svg:x="4.7661in" svg:y="1.4402in" draw:control="control37"/><draw:control text:anchor-type="paragraph" draw:z-index="45" draw:name="Control 45" draw:style-name="gr3" draw:text-style-name="P50" svg:width="1.2453in" svg:height="0.1969in" svg:x="0.0201in" svg:y="2.0701in" draw:control="control38"/><draw:control text:anchor-type="paragraph" draw:z-index="47" draw:name="Control 47" draw:style-name="gr3" draw:text-style-name="P47" svg:width="1.4394in" svg:height="0.2953in" svg:x="0.0335in" svg:y="2.2071in" draw:control="control40"/><draw:control text:anchor-type="paragraph" draw:z-index="48" draw:name="Control 49" draw:style-name="gr3" draw:text-style-name="P47" svg:width="1.4394in" svg:height="0.2953in" svg:x="2.4661in" svg:y="2.2098in" draw:control="control41"/><draw:control text:anchor-type="paragraph" draw:z-index="49" draw:name="Control 48" draw:style-name="gr4" draw:text-style-name="P48" svg:width="4.4488in" svg:height="0.2496in" svg:x="2.4661in" svg:y="2.4201in" draw:control="control48"/><draw:control text:anchor-type="paragraph" draw:z-index="51" draw:name="Control 51" draw:style-name="gr3" draw:text-style-name="P47" svg:width="4.7031in" svg:height="0.2953in" svg:x="0.0335in" svg:y="2.6626in" draw:control="control50"/><draw:control text:anchor-type="paragraph" draw:z-index="46" draw:name="Control 46" draw:style-name="gr4" draw:text-style-name="P48" svg:width="2.137in" svg:height="0.2496in" svg:x="0.0335in" svg:y="2.4217in" draw:control="control39"/><draw:control text:anchor-type="paragraph" draw:z-index="50" draw:name="Control 50" draw:style-name="gr4" draw:text-style-name="P48" svg:width="6.8921in" svg:height="0.837in" svg:x="0.0339in" svg:y="2.9138in" draw:control="control49"/><draw:control text:anchor-type="paragraph" draw:z-index="69" draw:name="Control 69" draw:style-name="gr4" draw:text-style-name="P48" svg:width="2.137in" svg:height="0.2496in" svg:x="0.0382in" svg:y="4.0126in" draw:control="control68"/><draw:control text:anchor-type="paragraph" draw:z-index="70" draw:name="Control 70" draw:style-name="gr3" draw:text-style-name="P47" svg:width="1.4394in" svg:height="0.2953in" svg:x="0.0339in" svg:y="3.7701in" draw:control="control69"/><draw:control text:anchor-type="paragraph" draw:z-index="71" draw:name="Control 71" draw:style-name="gr4" draw:text-style-name="P48" svg:width="4.4488in" svg:height="0.2496in" svg:x="2.4701in" svg:y="4.0138in" draw:control="control70"/><draw:control text:anchor-type="paragraph" draw:z-index="72" draw:name="Control 72" draw:style-name="gr3" draw:text-style-name="P47" svg:width="1.4394in" svg:height="0.2953in" svg:x="2.4701in" svg:y="3.7701in" draw:control="control71"/><text:line-break/><text:line-break/><text:line-break/></text:p>
      <text:p text:style-name="P21"><draw:control text:anchor-type="char" draw:z-index="87" draw:name="Control 87" draw:style-name="gr1" draw:text-style-name="P44" svg:width="3.3657in" svg:height="0.1976in" svg:x="0.022in" svg:y="-0.5008in" draw:control="control87"/><draw:control text:anchor-type="char" draw:z-index="88" draw:name="Control 88" draw:style-name="gr1" draw:text-style-name="P45" svg:width="5.7098in" svg:height="0.1976in" svg:x="0.0102in" svg:y="-0.3035in" draw:control="control88"/><draw:control text:anchor-type="char" draw:z-index="89" draw:name="Control 89" draw:style-name="gr1" draw:text-style-name="P44" svg:width="1.9449in" svg:height="0.1961in" svg:x="0.0102in" svg:y="-0.1063in" draw:control="control89"/></text:p>
      <text:p text:style-name="P41">SUMMARY OF FINDINGS AND CORRECTIVE ACTION STATUS</text:p>
      <text:p text:style-name="P2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draw:control text:anchor-type="char" draw:z-index="65" draw:name="Control 66" draw:style-name="gr8" draw:text-style-name="P48" svg:width="0.7724in" svg:height="0.4031in" svg:x="0.0437in" svg:y="1.7201in" draw:control="control64"/><draw:control text:anchor-type="char" draw:z-index="64" draw:name="Control 65" draw:style-name="gr8" draw:text-style-name="P48" svg:width="0.7504in" svg:height="0.3996in" svg:x="0.0547in" svg:y="0.622in" draw:control="control63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682562781968">
          <table:table-cell table:style-name="Table5.A1" office:value-type="string">
            <text:p text:style-name="P30">Finding No.</text:p>
          </table:table-cell>
          <table:table-cell table:style-name="Table5.A1" office:value-type="string">
            <text:p text:style-name="P32">Finding Description Summary</text:p>
          </table:table-cell>
          <table:table-cell table:style-name="Table5.A1" office:value-type="string">
            <text:p text:style-name="P32">Corrected?</text:p>
          </table:table-cell>
          <table:table-cell table:style-name="Table5.D1" office:value-type="string">
            <text:p text:style-name="P35">Date of Corrective Action Completion</text:p>
          </table:table-cell>
        </table:table-row>
        <table:table-row table:style-name="TableLine2682562786320">
          <table:table-cell table:style-name="Table5.A2" office:value-type="string">
            <text:p text:style-name="P31"/>
          </table:table-cell>
          <table:table-cell table:style-name="Table5.B2" office:value-type="string">
            <text:p text:style-name="P26"><draw:control text:anchor-type="as-char" svg:y="0.0098in" draw:z-index="54" draw:name="Control 54" draw:style-name="gr12" draw:text-style-name="P48" svg:width="3.9906in" svg:height="0.4004in" draw:control="control52"/></text:p>
          </table:table-cell>
          <table:table-cell table:style-name="Table5.C2" office:value-type="string">
            <text:p text:style-name="P36"><draw:control text:anchor-type="char" draw:z-index="52" draw:name="Control 52" draw:style-name="gr8" draw:text-style-name="P44" svg:width="0.6079in" svg:height="0.3988in" svg:x="0.0043in" svg:y="0.0091in" draw:control="control54"/></text:p>
          </table:table-cell>
          <table:table-cell table:style-name="Table5.D2" office:value-type="string">
            <text:p text:style-name="P26"><draw:control text:anchor-type="char" draw:z-index="62" draw:name="Control 63" draw:style-name="gr9" draw:text-style-name="P44" svg:width="1.1677in" svg:height="0.398in" svg:x="0in" svg:y="0.0098in" draw:control="control61"/></text:p>
          </table:table-cell>
        </table:table-row>
      </table:table>
      <table:table table:name="Table6" table:style-name="Table6">
        <table:table-column table:style-name="Table6.A"/>
        <table:table-row table:style-name="TableLine2682562666368">
          <table:table-cell table:style-name="Table6.A1" office:value-type="string">
            <text:p text:style-name="P33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682562668272">
          <table:table-cell table:style-name="Table7.A1" office:value-type="string">
            <text:p text:style-name="P37">Finding No.</text:p>
          </table:table-cell>
          <table:table-cell table:style-name="Table7.A1" office:value-type="string">
            <text:p text:style-name="P34">Finding Description Summary</text:p>
          </table:table-cell>
          <table:table-cell table:style-name="Table7.A1" office:value-type="string">
            <text:p text:style-name="P34">Corrected?</text:p>
          </table:table-cell>
          <table:table-cell table:style-name="Table7.D1" office:value-type="string">
            <text:p text:style-name="P35">Date of Corrective Action Completion</text:p>
          </table:table-cell>
        </table:table-row>
        <table:table-row table:style-name="TableLine2682562672624">
          <table:table-cell table:style-name="Table7.A2" office:value-type="string">
            <text:p text:style-name="P31"/>
          </table:table-cell>
          <table:table-cell table:style-name="Table7.B2" office:value-type="string">
            <text:p text:style-name="P26"><draw:control text:anchor-type="as-char" svg:y="0.0201in" draw:z-index="55" draw:name="Control 55" draw:style-name="gr12" draw:text-style-name="P48" svg:width="3.9504in" svg:height="0.4004in" draw:control="control53"/></text:p>
          </table:table-cell>
          <table:table-cell table:style-name="Table7.C2" office:value-type="string">
            <text:p text:style-name="P23"><draw:control text:anchor-type="char" draw:z-index="53" draw:name="Control 53" draw:style-name="gr8" draw:text-style-name="P44" svg:width="0.6114in" svg:height="0.4031in" svg:x="0in" svg:y="0.0181in" draw:control="control51"/></text:p>
          </table:table-cell>
          <table:table-cell table:style-name="Table7.D2" office:value-type="string">
            <text:p text:style-name="P24"><draw:control text:anchor-type="char" draw:z-index="63" draw:name="Control 64" draw:style-name="gr9" draw:text-style-name="P44" svg:width="1.1669in" svg:height="0.4016in" svg:x="0in" svg:y="0.0193in" draw:control="control62"/></text:p>
          </table:table-cell>
        </table:table-row>
      </table:table>
      <text:p text:style-name="P25"/>
      <text:p text:style-name="P19"/>
      <text:p text:style-name="P15"><draw:control text:anchor-type="char" draw:z-index="90" draw:name="Control 90" draw:style-name="gr1" draw:text-style-name="P42" svg:width="3.3657in" svg:height="0.1976in" svg:x="0.022in" svg:y="-0.5008in" draw:control="control90"/><draw:control text:anchor-type="char" draw:z-index="91" draw:name="Control 91" draw:style-name="gr1" draw:text-style-name="P43" svg:width="5.7098in" svg:height="0.1976in" svg:x="0.0102in" svg:y="-0.3035in" draw:control="control91"/><draw:control text:anchor-type="char" draw:z-index="92" draw:name="Control 92" draw:style-name="gr1" draw:text-style-name="P42" svg:width="1.9449in" svg:height="0.1961in" svg:x="0.0102in" svg:y="-0.1063in" draw:control="control92"/></text:p>
      <text:p text:style-name="P14"/>
      <table:table table:name="Table1" table:style-name="Table1">
        <table:table-column table:style-name="Table1.A"/>
        <table:table-row table:style-name="TableLine2682562662832">
          <table:table-cell table:style-name="Table1.A1" office:value-type="string">
            <text:p text:style-name="P12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8">Finding N<text:span text:style-name="T2">o</text:span>.</text:p>
            <text:p text:style-name="P16"><draw:control text:anchor-type="as-char" draw:z-index="66" draw:name="Control 61" draw:style-name="gr7" draw:text-style-name="P49" svg:width="2.2315in" svg:height="0.2795in" draw:control="control65"/></text:p>
          </table:table-cell>
          <table:table-cell table:style-name="Table2.A1" office:value-type="string">
            <text:p text:style-name="P16"><text:span text:style-name="T4">Administrative Category</text:span><draw:control text:anchor-type="as-char" draw:z-index="59" draw:name="Control 59" draw:style-name="gr7" draw:text-style-name="P49" svg:width="2.2303in" svg:height="0.2803in" draw:control="control58"/></text:p>
          </table:table-cell>
          <table:table-cell table:style-name="Table2.C1" office:value-type="string">
            <text:p text:style-name="P9">Checklist Question N<text:span text:style-name="T2">o</text:span>.</text:p>
            <text:p text:style-name="P9"><draw:control text:anchor-type="as-char" draw:z-index="60" draw:name="Control 60" draw:style-name="gr7" draw:text-style-name="P49" svg:width="2.2315in" svg:height="0.2795in" draw:control="control59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Observation </text:p>
            <text:p text:style-name="P17"><draw:control text:anchor-type="as-char" draw:z-index="56" draw:name="Control 56" draw:style-name="gr11" draw:text-style-name="P49" svg:width="6.0894in" svg:height="0.4004in" draw:control="control55"/></text:p>
          </table:table-cell>
        </table:table-row>
      </table:table>
      <table:table table:name="Table8" table:style-name="Table8">
        <table:table-column table:style-name="Table8.A"/>
        <table:table-row table:style-name="TableLine2682562592176">
          <table:table-cell table:style-name="Table8.A1" office:value-type="string">
            <text:p text:style-name="P11">Standard Reference</text:p>
            <text:p text:style-name="P18"><text:s text:c="2"/><draw:control text:anchor-type="as-char" draw:z-index="68" draw:name="Control 68" draw:style-name="gr5" draw:text-style-name="P49" svg:width="5.9094in" svg:height="0.2004in" draw:control="control67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Standard</text:p>
            <text:p text:style-name="P18"><text:s text:c="2"/><draw:control text:anchor-type="as-char" svg:y="-0.3528in" draw:z-index="57" draw:name="Control 57" draw:style-name="gr10" draw:text-style-name="P49" svg:width="6.387in" svg:height="0.4004in" draw:control="control56"/></text:p>
          </table:table-cell>
        </table:table-row>
      </table:table>
      <table:table table:name="Table10" table:style-name="Table10">
        <table:table-column table:style-name="Table10.A"/>
        <table:table-row table:style-name="TableLine2682562586192">
          <table:table-cell table:style-name="Table10.A1" office:value-type="string">
            <text:p text:style-name="P16"><text:span text:style-name="T3">Corrective Action Taken</text:span> <text:s/><draw:control text:anchor-type="as-char" draw:z-index="61" draw:name="Control 62" draw:style-name="gr5" draw:text-style-name="P49" svg:width="5.663in" svg:height="0.2004in" draw:control="control60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Date Completed</text:p>
            <text:p text:style-name="P16"><draw:control text:anchor-type="char" draw:z-index="58" draw:name="Control 58" draw:style-name="gr8" draw:text-style-name="P49" svg:width="3.6094in" svg:height="0.3307in" svg:x="1.7091in" svg:y="0.0429in" draw:control="control57"/><draw:control text:anchor-type="as-char" draw:z-index="67" draw:name="Control 67" draw:style-name="gr6" draw:text-style-name="P42" svg:width="1.6051in" svg:height="0.2004in" draw:control="control66"/></text:p>
          </table:table-cell>
          <table:table-cell table:style-name="Table11.B1" office:value-type="string">
            <text:p text:style-name="P8"><text:s/>Verified By (Print name and title) <text:s/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Bold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  <style:font-face style:name="Segoe UI Black1" svg:font-family="'Segoe UI Black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4T21:28:42.794000000</dc:date>
    <meta:editing-duration>PT3H18M55S</meta:editing-duration>
    <meta:editing-cycles>41</meta:editing-cycles>
    <meta:generator>LibreOffice/7.2.1.2$Windows_X86_64 LibreOffice_project/87b77fad49947c1441b67c559c339af8f3517e22</meta:generator>
    <meta:document-statistic meta:table-count="13" meta:image-count="0" meta:object-count="0" meta:page-count="3" meta:paragraph-count="51" meta:word-count="109" meta:character-count="855" meta:non-whitespace-character-count="757"/>
  </office:meta>
</office:document-meta>
</file>